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1" style:family="paragraph" style:parent-style-name="Standard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1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5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 style:list-style-name="L6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0" style:family="paragraph" style:parent-style-name="Standard" style:list-style-name="L7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1" style:family="paragraph" style:parent-style-name="Standard" style:list-style-name="L8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2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9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10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list-style-name="L1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 style:list-style-name="L12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 including the Presque Isle Half Marathon on July 17, 2016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 and then rested 4 minutes.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4866808773496983799" text:style-name="L1">
        <text:list-item>
          <text:p text:style-name="P14">3:56.8</text:p>
        </text:list-item>
        <text:list-item>
          <text:p text:style-name="P14">3:53.8</text:p>
        </text:list-item>
        <text:list-item>
          <text:p text:style-name="P14">3:50.8</text:p>
        </text:list-item>
        <text:list-item>
          <text:p text:style-name="P14">3:47.8</text:p>
        </text:list-item>
        <text:list-item>
          <text:p text:style-name="P14">3:45.0</text:p>
        </text:list-item>
        <text:list-item>
          <text:p text:style-name="P14">3:42.2</text:p>
        </text:list-item>
        <text:list-item>
          <text:p text:style-name="P14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2114961001072257581" text:style-name="L2">
        <text:list-item>
          <text:p text:style-name="P16">2:00 <text:s text:c="2"/>(10:00/mi)</text:p>
        </text:list-item>
        <text:list-item>
          <text:p text:style-name="P16">1:58</text:p>
        </text:list-item>
        <text:list-item>
          <text:p text:style-name="P16">1:56</text:p>
        </text:list-item>
        <text:list-item>
          <text:p text:style-name="P16">1:51</text:p>
        </text:list-item>
        <text:list-item>
          <text:p text:style-name="P16">1:49.4</text:p>
        </text:list-item>
        <text:list-item>
          <text:p text:style-name="P16">1:51.4</text:p>
        </text:list-item>
        <text:list-item>
          <text:p text:style-name="P16">1:47.7</text:p>
        </text:list-item>
        <text:list-item>
          <text:p text:style-name="P16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5.6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2825932207013593448" text:style-name="L3">
        <text:list-item>
          <text:p text:style-name="P17">3:50.5</text:p>
        </text:list-item>
        <text:list-item>
          <text:p text:style-name="P17">3:50.4</text:p>
        </text:list-item>
        <text:list-item>
          <text:p text:style-name="P17">3:43.9</text:p>
        </text:list-item>
        <text:list-item>
          <text:p text:style-name="P17">3:44.2</text:p>
        </text:list-item>
        <text:list-item>
          <text:p text:style-name="P17">3:46.2</text:p>
        </text:list-item>
        <text:list-item>
          <text:p text:style-name="P17">3:45</text:p>
          <text:p text:style-name="P17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6761568672416679312" text:style-name="L4">
        <text:list-item>
          <text:p text:style-name="P18">4:47</text:p>
        </text:list-item>
        <text:list-item>
          <text:p text:style-name="P18">4:43</text:p>
        </text:list-item>
        <text:list-item>
          <text:p text:style-name="P18">4:45</text:p>
        </text:list-item>
        <text:list-item>
          <text:p text:style-name="P18">4:47</text:p>
        </text:list-item>
        <text:list-item>
          <text:p text:style-name="P18">4:36.6 </text:p>
          <text:p text:style-name="P18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7"><text:soft-page-break/><text:span text:style-name="T1">Sat 6/18/16:</text:span> 5.25 miles</text:p>
      <text:p text:style-name="P6">I ran and walked the same course as on Tues June 14. This time I walked 10 times for a total of 1 mile of walking. <text:s/>The average pace was 10:33/mi. <text:s/>It was 87 degrees.</text:p>
      <text:p text:style-name="P6"/>
      <text:p text:style-name="P6">Sun 6/19/16: <text:span text:style-name="T2">3.25 miles</text:span></text:p>
      <text:p text:style-name="P6">I ran 3.25 miles on hilly roads and grass averaging 9:34/mi.</text:p>
      <text:p text:style-name="P6"/>
      <text:p text:style-name="P6">Mon 6/20/16: <text:span text:style-name="T2">5.25 miles</text:span></text:p>
      <text:p text:style-name="P6">I ran with Colton McCurdy and Gary Puleio and his brother Matt on the high school track.</text:p>
      <text:p text:style-name="P6">We warmed up with a mile, did some stretching, ran a 220 in 51 s and jogged a 220.</text:p>
      <text:p text:style-name="P6">Then we ran 8 x 440 yards with a 440 jog after each. <text:s/>The jogs were in about 3:40. It was 86 degrees,</text:p>
      <text:p text:style-name="P6">My times:</text:p>
      <text:list xml:id="list8742845567104645693" text:style-name="L5">
        <text:list-item>
          <text:p text:style-name="P15">1:41</text:p>
        </text:list-item>
        <text:list-item>
          <text:p text:style-name="P15">1:44</text:p>
        </text:list-item>
        <text:list-item>
          <text:p text:style-name="P15">1:46</text:p>
        </text:list-item>
        <text:list-item>
          <text:p text:style-name="P15">1:45</text:p>
        </text:list-item>
        <text:list-item>
          <text:p text:style-name="P15">1:44</text:p>
        </text:list-item>
        <text:list-item>
          <text:p text:style-name="P15">1:47</text:p>
        </text:list-item>
        <text:list-item>
          <text:p text:style-name="P15">1:49</text:p>
        </text:list-item>
        <text:list-item>
          <text:p text:style-name="P15">1:42</text:p>
        </text:list-item>
      </text:list>
      <text:p text:style-name="P6"/>
      <text:p text:style-name="P6">Tues 6/21/16: <text:span text:style-name="T2">2 miles</text:span></text:p>
      <text:p text:style-name="P6">½ mile to the indoor track in 4:27</text:p>
      <text:p text:style-name="P6">4 minute rest</text:p>
      <text:p text:style-name="P6">1 mile on the indoor track with no shoes: 4:08.5+3:49.6=7:58.1</text:p>
      <text:p text:style-name="P6">1 light cycle of 17 exercises using weight machines for a total body workout</text:p>
      <text:p text:style-name="P6">½ mile jog home</text:p>
      <text:p text:style-name="P6"/>
      <text:p text:style-name="P6">Wed 6/22/16: 4<text:span text:style-name="T2"> miles</text:span></text:p>
      <text:p text:style-name="P6">½ mile to the indoor track in 3:43 (downhill)</text:p>
      <text:p text:style-name="P6">4 minute rest</text:p>
      <text:p text:style-name="P6">1 mile on the indoor track with no shoes: 3:58.0+3:46.5=7:44.5</text:p>
      <text:p text:style-name="P6">1 light cycle of 17 exercises using weight machines for a total body workout </text:p>
      <text:p text:style-name="P6">2.5 miles on hilly roads at 9:50/mi</text:p>
      <text:p text:style-name="P6"/>
      <text:p text:style-name="P6">Thurs 6/23/16: <text:span text:style-name="T2">2 miles</text:span></text:p>
      <text:p text:style-name="P6">I ran 2 miles on hilly roads in 10:23/mi.</text:p>
      <text:p text:style-name="P6"/>
      <text:p text:style-name="P6">Fri 6/24/16: <text:span text:style-name="T2">2 miles</text:span></text:p>
      <text:p text:style-name="P6">1 mile on roads and hilly cemetery loop in 9:32.</text:p>
      <text:p text:style-name="P6">1 mile on cemetery loop including 3 x 220 yards with a 220 yard jog between. times 49, 52 and 49 s.</text:p>
      <text:p text:style-name="P6"/>
      <text:p text:style-name="P7">23.75 miles in the last week </text:p>
      <text:p text:style-name="P10"><text:soft-page-break/>Sat 6/25/16: <text:span text:style-name="T2">6.5 miles</text:span></text:p>
      <text:p text:style-name="P10">I ran in the Butler PA 5 mile run. <text:s/>It is a hilly course with the first ¼ mile downhill and the last ¼ mile up hill. <text:s/>It was hot and I poured water on my head about 4 times and drank a little. I got first in my age group. <text:s/>Time 39:37</text:p>
      <text:p text:style-name="P10">Splits:</text:p>
      <text:list xml:id="list8550332023009597066" text:style-name="L6">
        <text:list-item>
          <text:p text:style-name="P19">7:21</text:p>
        </text:list-item>
        <text:list-item>
          <text:p text:style-name="P19">8:14</text:p>
        </text:list-item>
        <text:list-item>
          <text:p text:style-name="P19">8:03</text:p>
        </text:list-item>
        <text:list-item>
          <text:p text:style-name="P19">7:42</text:p>
        </text:list-item>
        <text:list-item>
          <text:p text:style-name="P19">8:16</text:p>
        </text:list-item>
      </text:list>
      <text:p text:style-name="P10"/>
      <text:p text:style-name="P10">Sun 6/26/16: <text:span text:style-name="T2">2 miles</text:span></text:p>
      <text:p text:style-name="P10">I ran 2 miles on roads in 20:10.</text:p>
      <text:p text:style-name="P10"/>
      <text:p text:style-name="P10">Mon 6/27/16: <text:span text:style-name="T2">4 miles</text:span></text:p>
      <text:p text:style-name="P10">I ran ½ mile to the indoor track in 4:36.</text:p>
      <text:p text:style-name="P10">Rest 3 minutes</text:p>
      <text:p text:style-name="P10">½ mile with no shoes on the indoor track in 3:54</text:p>
      <text:p text:style-name="P10">rest 3 minutes</text:p>
      <text:p text:style-name="P10">¼ mile of drills, i.e. high knees, butt kicks etc</text:p>
      <text:p text:style-name="P10">rest 3 minutes</text:p>
      <text:p text:style-name="P10">I ran 4 x ¼ mile on a treadmill with a ¼ mile jog before each interval and one ¼ mile jog at the end. <text:s/>The times for the runs were 1:44.7, 1:44.7, 1:44.7 and 1:42.3. The jogs were about 3 minutes.</text:p>
      <text:p text:style-name="P10">I rested 3 minutes and then jogged ½ mile home.</text:p>
      <text:p text:style-name="P10"/>
      <text:p text:style-name="P10">Tues 6/28/16: <text:span text:style-name="T2">4 miles</text:span></text:p>
      <text:p text:style-name="P10">I ran 4 miles on hilly roads and grass. <text:s/>The first mile was in 10:03 and the next three miles averaged 9:15/mi.</text:p>
      <text:p text:style-name="P10"/>
      <text:p text:style-name="P10">Wed. 6/29/16: <text:span text:style-name="T2">7 miles</text:span></text:p>
      <text:p text:style-name="P10">On the high school track I ran and jogged about 7 miles while running with and timing other runners. <text:s/>The whole session lasted about 1 hour and 45 minutes first with Colton McCurdy and then with Gary Puleio and Rod Brest. <text:s/>The session included 3x 200 meters with Colton. <text:s/>My times were about 51 s. <text:s/>With Rod <text:s/>I ran <text:s text:c="2"/>4 x 400 meters with 400 meter jogs between. <text:s/>The times were:</text:p>
      <text:list xml:id="list7515823428944422142" text:style-name="L7">
        <text:list-item>
          <text:p text:style-name="P20">1:58</text:p>
        </text:list-item>
        <text:list-item>
          <text:p text:style-name="P20">1:39.5</text:p>
        </text:list-item>
        <text:list-item>
          <text:p text:style-name="P20">1:53</text:p>
        </text:list-item>
        <text:list-item>
          <text:p text:style-name="P20">1:45</text:p>
          <text:p text:style-name="P20"><text:s text:c="2"/></text:p>
        </text:list-item>
      </text:list>
      <text:p text:style-name="P10">Thur 6/30/16: <text:span text:style-name="T2">1 mile</text:span></text:p>
      <text:p text:style-name="P10">I ran 1 mile on roads before leaving for Maryland.</text:p>
      <text:p text:style-name="P10"/>
      <text:p text:style-name="P11">Running in California MD</text:p>
      <text:p text:style-name="P11"/>
      <text:p text:style-name="P10">Fri 7/1/16:<text:span text:style-name="T2"> 4.55</text:span> <text:span text:style-name="T2">miles</text:span></text:p>
      <text:p text:style-name="P10">0.9 mile warmup </text:p>
      <text:p text:style-name="P10">3.15 miles on hilly roads in 8:44/mi</text:p>
      <text:p text:style-name="P10">0.5 mile walk in about 8 minutes</text:p>
      <text:list xml:id="list1421833924511795222" text:style-name="L8">
        <text:list-item>
          <text:list>
            <text:list-header>
              <text:p text:style-name="P21"/>
            </text:list-header>
          </text:list>
        </text:list-item>
      </text:list>
      <text:p text:style-name="P11"/>
      <text:p text:style-name="P5">28 miles in the last week </text:p>
      <text:p text:style-name="P12"><text:soft-page-break/>Sat <text:s/>7/2/16: <text:span text:style-name="T2">5 miles</text:span></text:p>
      <text:p text:style-name="P12">I ran 5 miles on hilly roads in 50:45</text:p>
      <text:p text:style-name="P12"/>
      <text:p text:style-name="P12">Sun <text:s/>7/3/16: <text:span text:style-name="T2">3 miles</text:span></text:p>
      <text:p text:style-name="P12">I ran 2 miles: 10:30+9:25. <text:s/>Then I walked 1 mile.</text:p>
      <text:p text:style-name="P12"/>
      <text:p text:style-name="P12">Mon 7/4/16: <text:span text:style-name="T2">5 miles</text:span></text:p>
      <text:p text:style-name="P12">I ran 4.5 miles averaging 10:15/mi on hilly roads. Then I walked ½ mile in 7:48. </text:p>
      <text:p text:style-name="P12"/>
      <text:p text:style-name="P12">Tues <text:s/>7/5/16: <text:span text:style-name="T2">4 miles</text:span></text:p>
      <text:p text:style-name="P12">I ran and walked 4 miles averaging 11:26/mi. <text:s/>I ran 0.4 miles, walked 0.2 miles and repeated until the end. <text:s/>In all I walked 1.2 miles and ran 2.8 miles. <text:s/>My running pace was about 10:00.</text:p>
      <text:p text:style-name="P12"/>
      <text:p text:style-name="P12">Wed 7/6/16: <text:span text:style-name="T2">4 miles</text:span></text:p>
      <text:p text:style-name="P12">I ran and walked 4 averaging 10:38/mile. I was walking and running faster than yesterday. </text:p>
      <text:p text:style-name="P12"/>
      <text:p text:style-name="P12">Thur 7/7/16: <text:span text:style-name="T2">4.1 miles</text:span></text:p>
      <text:p text:style-name="P12">I warmed up with a ½ mile in 5:05 and then rested 3 minutes.</text:p>
      <text:p text:style-name="P12">Then I ran 3.25 miles on hilly roads averaging 8:09/mile. <text:s/>This was a good run and felt great.</text:p>
      <text:p text:style-name="P12">Splits:</text:p>
      <text:list xml:id="list950754946845372157" text:style-name="L9">
        <text:list-item>
          <text:p text:style-name="P23">8:09</text:p>
        </text:list-item>
        <text:list-item>
          <text:p text:style-name="P23">8:13</text:p>
        </text:list-item>
        <text:list-item>
          <text:p text:style-name="P23">8:15</text:p>
          <text:p text:style-name="P23">The last 0.25 miles in 1:51 or 7:24/mile</text:p>
        </text:list-item>
      </text:list>
      <text:p text:style-name="P12">I warmed down with a 0.35 mile walk.</text:p>
      <text:p text:style-name="P12"/>
      <text:p text:style-name="P12">Fri 7/8/16:<text:span text:style-name="T2"> 5 miles</text:span></text:p>
      <text:p text:style-name="P12">I ran on hilly roads.</text:p>
      <text:p text:style-name="P12">First I ran 2 miles averaging 9:15/mi. and then rested 3 minutes.</text:p>
      <text:p text:style-name="P12">I ran 4x880 yards with ¼ mile jog after each. <text:s/>The jogs averaged 2:40 or 10:40/mi.</text:p>
      <text:p text:style-name="P12">Times on the 880's</text:p>
      <text:list xml:id="list4363836737909693676" text:style-name="L10">
        <text:list-item>
          <text:p text:style-name="P24">3:45<text:tab/> <text:s text:c="3"/>down and uphill</text:p>
        </text:list-item>
        <text:list-item>
          <text:p text:style-name="P24">3:41<text:tab/> <text:s text:c="3"/>down and uphill</text:p>
        </text:list-item>
        <text:list-item>
          <text:p text:style-name="P24">4:00 <text:tab/> <text:s text:c="3"/>uphill</text:p>
        </text:list-item>
        <text:list-item>
          <text:p text:style-name="P24">3:56<text:tab/> <text:s text:c="3"/>mainly uphill</text:p>
        </text:list-item>
      </text:list>
      <text:p text:style-name="P12">Average time = 3:51</text:p>
      <text:p text:style-name="P12">I have felt energetic for the last 3 days.</text:p>
      <text:p text:style-name="P12"/>
      <text:p text:style-name="P13">30.1 miles in the last week.</text:p>
      <text:p text:style-name="P13"><text:soft-page-break/><text:span text:style-name="T1">Sat 7/09/16:</text:span> 9 miles</text:p>
      <text:p text:style-name="P12">I ran and walked 9 miles averaging 10:59/mile on hilly roads.</text:p>
      <text:p text:style-name="P12">Near the end of each mile I walked 0.25 miles so during the run I ran a total of 6.75 miles and walked a total of 2.25 miles. <text:s/>My average running pace was about 9:45/mi and average walking pace was about 14:40/mile.</text:p>
      <text:p text:style-name="P12"/>
      <text:p text:style-name="P12">Sun 7/10/16: <text:span text:style-name="T2">3 miles</text:span></text:p>
      <text:p text:style-name="P12">I ran 3 miles on hilly roads averaging 8:48/ mile.</text:p>
      <text:p text:style-name="P12"/>
      <text:p text:style-name="P12">Mon 7/11/16: <text:span text:style-name="T2">5.5 miles</text:span></text:p>
      <text:p text:style-name="P12">I ran on hilly roads. <text:s/>First I ran 1 mile and then rested 3 minutes.</text:p>
      <text:p text:style-name="P12">Then 8 x 440 yards with a 440 jog after each. <text:s/>The jogs averaged about 2:40.</text:p>
      <text:p text:style-name="P12">Times on the 440 runs:</text:p>
      <text:list xml:id="list9212205415483190843" text:style-name="L11">
        <text:list-item>
          <text:p text:style-name="P25">1:39.1</text:p>
        </text:list-item>
        <text:list-item>
          <text:p text:style-name="P25">1:41.9</text:p>
        </text:list-item>
        <text:list-item>
          <text:p text:style-name="P25">1:44.2</text:p>
        </text:list-item>
        <text:list-item>
          <text:p text:style-name="P25">1:38.4</text:p>
        </text:list-item>
        <text:list-item>
          <text:p text:style-name="P25">1:37.5</text:p>
        </text:list-item>
        <text:list-item>
          <text:p text:style-name="P25">1:46.6</text:p>
        </text:list-item>
        <text:list-item>
          <text:p text:style-name="P25">1:38.6</text:p>
        </text:list-item>
        <text:list-item>
          <text:p text:style-name="P25">1:38.1</text:p>
        </text:list-item>
      </text:list>
      <text:p text:style-name="P12">Average = 1:40.3</text:p>
      <text:p text:style-name="P12">Then I ran a ½ mile in 4:37.</text:p>
      <text:p text:style-name="P12">Compare this workout to June 20, 2016. <text:s/>I ran a lot better today even with the hills and faster jogs.</text:p>
      <text:p text:style-name="P12"/>
      <text:p text:style-name="P12">Tues 7/12/16: <text:span text:style-name="T2">1 mile</text:span></text:p>
      <text:p text:style-name="P12">I ran 1 mile before driving back to Meadville, 4:48 + 4:17 = 9:05 </text:p>
      <text:p text:style-name="P12"/>
      <text:p text:style-name="P13">Running in Meadville again</text:p>
      <text:p text:style-name="P12"/>
      <text:p text:style-name="P12">Wed 7/13/16: <text:span text:style-name="T2">4 miles</text:span></text:p>
      <text:p text:style-name="P12">I ran 4 miles on hilly roads averaging 9:18. I ran each mile faster, the last one in 8:13. </text:p>
      <text:p text:style-name="P12"/>
      <text:p text:style-name="P12">Thur 7/14/16: <text:span text:style-name="T2">4 miles</text:span></text:p>
      <text:p text:style-name="P12">I ran and walked the same course as yesterday. <text:s/>During each half mile I ran 0.35 miles and walked 0.15 miles. <text:s/>The average pace was 11:20/mile.</text:p>
      <text:p text:style-name="P12"/>
      <text:p text:style-name="P12">Fri 7/15/16: <text:span text:style-name="T2">4 miles</text:span></text:p>
      <text:p text:style-name="P12">The same workout as yesterday only I ran and walked faster and averaged 10:47/mi.</text:p>
      <text:p text:style-name="P12"/>
      <text:p text:style-name="P13">30.5 miles in the last week</text:p>
      <text:p text:style-name="P12"><text:soft-page-break/>Sat 7/16/16: <text:span text:style-name="T2">3 miles</text:span></text:p>
      <text:p text:style-name="P12">I ran 2 miles on hilly roads in 19:24. <text:s/>Later I walked and ran a mile.</text:p>
      <text:p text:style-name="P12"/>
      <text:p text:style-name="P12">Sun 7/17/16: <text:span text:style-name="T2">14.5 miles</text:span></text:p>
      <text:p text:style-name="P12">I ran the Presque Isle half marathon. <text:s/>I warmed up at various paces for about 1mile. In the race I couldn't easily run faster than 8:30/mile for the first 4 miles so I just relaxed. After the 4 mile mark I started to feel good and I picked up the pace continuously over the rest of the run. <text:s/>The temperature was in the mid to high 60's. I drank a few swallows of water and Gatorade at about 11 water stations and had a gel at the 6.75 mile mark and another at the 10 mile mark. <text:s/>My GPS said the course was 13.17 miles and my time was 1:48:39 or 8:15/mi. <text:s/>My last 5K was in 24:38 or 7:55/mi. I jogged about 0.3 miles after the run.</text:p>
      <text:p text:style-name="P12">Splits:</text:p>
      <text:list xml:id="list5105896826852952974" text:style-name="L12">
        <text:list-item>
          <text:p text:style-name="P26"><text:s text:c="2"/>8:30</text:p>
        </text:list-item>
        <text:list-item>
          <text:p text:style-name="P26"><text:s text:c="2"/>8:26</text:p>
        </text:list-item>
        <text:list-item>
          <text:p text:style-name="P26"><text:s text:c="2"/>8:32</text:p>
        </text:list-item>
        <text:list-item>
          <text:p text:style-name="P26"><text:s text:c="2"/>8:27</text:p>
        </text:list-item>
        <text:list-item>
          <text:p text:style-name="P26"><text:s text:c="2"/>8:19</text:p>
        </text:list-item>
        <text:list-item>
          <text:p text:style-name="P26"><text:s text:c="2"/>8:18</text:p>
        </text:list-item>
        <text:list-item>
          <text:p text:style-name="P26"><text:s text:c="2"/>8:23</text:p>
        </text:list-item>
        <text:list-item>
          <text:p text:style-name="P26"><text:s text:c="2"/>8:16</text:p>
        </text:list-item>
        <text:list-item>
          <text:p text:style-name="P26"><text:s text:c="2"/>8:15</text:p>
        </text:list-item>
        <text:list-item>
          <text:p text:style-name="P26"><text:s text:c="2"/>8:06</text:p>
        </text:list-item>
        <text:list-item>
          <text:p text:style-name="P26"><text:s text:c="2"/>8:09</text:p>
        </text:list-item>
        <text:list-item>
          <text:p text:style-name="P26"><text:s text:c="2"/>7:49</text:p>
        </text:list-item>
        <text:list-item>
          <text:p text:style-name="P26"><text:s text:c="2"/>7:53</text:p>
        </text:list-item>
      </text:list>
      <text:p text:style-name="P12"><text:s text:c="6"/>The last 0.17 miles in 1:16 or 7:30/mi </text:p>
      <text:p text:style-name="P12"/>
      <text:p text:style-name="P12"><text:s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17T14:55:03.49</dc:date>
    <dc:creator>James Lombardi</dc:creator>
    <meta:editing-duration>PT11H24M10S</meta:editing-duration>
    <meta:editing-cycles>81</meta:editing-cycles>
    <meta:document-statistic meta:table-count="0" meta:image-count="0" meta:object-count="0" meta:page-count="9" meta:paragraph-count="303" meta:word-count="2685" meta:character-count="13176"/>
  </office:meta>
</office:document-meta>
</file>